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erMessagerImpl.get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erMessagerImpl.printError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eckerMessagerImpl.getWarning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erMessagerImpl.printWarning( SourcePosition sourcePosition ,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erMessagerImpl.printNotice( SourcePosition sourcePosition ,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erMessagerImpl.printNotic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erMessagerImpl.printError( SourcePosition sourcePosition ,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eckerMessagerImpl.printWarning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erMessagerImpl.CheckerMessagerImpl( Messager messager , Diagnostics aptDiagnost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